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none" draw:fill-color="#ffffff" draw:opacity="100%"/>
      <style:paragraph-properties fo:margin-left="0in" fo:margin-right="0in" fo:margin-top="0in" fo:margin-bottom="0.1563in" loext:contextual-spacing="false" fo:orphans="2" fo:widows="2" fo:text-indent="0in" style:auto-text-indent="false" fo:background-color="transparent" fo:padding="0in" fo:border="none"/>
      <style:text-properties fo:font-variant="normal" fo:text-transform="none" fo:color="#eeeeee" style:font-name="Open Sans" fo:font-size="13.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3646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15709578" text:style-name="L1">
        <text:list-item>
          <text:p text:style-name="P1">Open your eyes and ask yourself "who is the user?"</text:p>
        </text:list-item>
        <text:list-item>
          <text:p text:style-name="P1">What is the user's critical goal? (or at least what do you think the site owner wants them to do?)</text:p>
        </text:list-item>
        <text:list-item>
          <text:p text:style-name="P1">Does the visual hierarchy you sketched lead to that goal?</text:p>
        </text:list-item>
        <text:list-item>
          <text:p text:style-name="P1">What font families are most prominent on the site? (use the WhatFont add-on or your browser's developer tools to inspect this).</text:p>
        </text:list-item>
        <text:list-item>
          <text:p text:style-name="P1">How do these font families contribute to or take away from the site's flow?</text:p>
        </text:list-item>
        <text:list-item>
          <text:p text:style-name="P1">How do the line spacings, sizes, colors and weights contribute to or take away from the site's flow?</text:p>
        </text:list-item>
        <text:list-item>
          <text:p text:style-name="P1">What would you improve to achieve a better hierarchy or flow?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08:41:26.706032974</meta:creation-date>
    <dc:date>2017-12-03T08:42:22.881907520</dc:date>
    <meta:editing-duration>PT58S</meta:editing-duration>
    <meta:editing-cycles>1</meta:editing-cycles>
    <meta:generator>LibreOffice/5.4.1.2$Linux_X86_64 LibreOffice_project/40m0$Build-2</meta:generator>
    <meta:document-statistic meta:table-count="0" meta:image-count="0" meta:object-count="0" meta:page-count="1" meta:paragraph-count="8" meta:word-count="111" meta:character-count="583" meta:non-whitespace-character-count="485"/>
  </office:meta>
</office:document-meta>
</file>